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6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7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4" style:family="paragraph" style:parent-style-name="Standard">
      <style:text-properties officeooo:rsid="000382d3" officeooo:paragraph-rsid="000382d3"/>
    </style:style>
    <style:style style:name="P25" style:family="paragraph" style:parent-style-name="Standard" style:list-style-name="L1">
      <style:text-properties officeooo:rsid="00037ad1" officeooo:paragraph-rsid="00037ad1"/>
    </style:style>
    <style:style style:name="P26" style:family="paragraph" style:parent-style-name="Standard" style:list-style-name="L1">
      <style:text-properties officeooo:rsid="000382d3" officeooo:paragraph-rsid="000382d3"/>
    </style:style>
    <style:style style:name="P27" style:family="paragraph" style:parent-style-name="Standard" style:list-style-name="L1">
      <style:text-properties officeooo:rsid="000bdb24" officeooo:paragraph-rsid="000bdb24"/>
    </style:style>
    <style:style style:name="P28" style:family="paragraph" style:parent-style-name="Standard" style:list-style-name="L1">
      <style:text-properties officeooo:rsid="00103d94" officeooo:paragraph-rsid="00103d94"/>
    </style:style>
    <style:style style:name="P29" style:family="paragraph" style:parent-style-name="Standard" style:list-style-name="L1">
      <style:text-properties officeooo:rsid="0027cc5d" officeooo:paragraph-rsid="0027cc5d"/>
    </style:style>
    <style:style style:name="P30" style:family="paragraph" style:parent-style-name="Standard" style:list-style-name="L2">
      <style:text-properties fo:font-weight="normal" officeooo:rsid="0005d4f5" officeooo:paragraph-rsid="0005d4f5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07b5cc" officeooo:paragraph-rsid="0007b5cc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29275b" officeooo:paragraph-rsid="0029275b" style:font-weight-asian="normal" style:font-weight-complex="normal"/>
    </style:style>
    <style:style style:name="P33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878397157285547428" text:style-name="L1">
        <text:list-item>
          <text:p text:style-name="P25">\subsection{Jet Energy Corrections and Selection} : Corrections Section labelling</text:p>
        </text:list-item>
        <text:list-item>
          <text:p text:style-name="P26">Event selection : kfactors <text:span text:style-name="T2">section labelling</text:span></text:p>
        </text:list-item>
        <text:list-item>
          <text:p text:style-name="P27">Luminosity measurement section label</text:p>
        </text:list-item>
        <text:list-item>
          <text:p text:style-name="P28">JEC section label</text:p>
        </text:list-item>
        <text:list-item>
          <text:p text:style-name="P29">Add ref for Sanmay and Georg Analysis</text:p>
        </text:list-item>
      </text:list>
      <text:p text:style-name="P33">Chapter : <text:s/>Alphas</text:p>
      <text:p text:style-name="P33"/>
      <text:list xml:id="list2088041092360403928" text:style-name="L3">
        <text:list-item>
          <text:p text:style-name="P32">Reference Sanmay in fit method</text:p>
        </text:list-item>
      </text:list>
      <text:p text:style-name="P24"/>
      <text:p text:style-name="P2">Bibliography</text:p>
      <text:list xml:id="list8460234732850105729" text:style-name="L2">
        <text:list-item>
          <text:p text:style-name="P30">Style</text:p>
        </text:list-item>
        <text:list-item>
          <text:p text:style-name="P30">URL links visiting times</text:p>
        </text:list-item>
        <text:list-item>
          <text:p text:style-name="P31">Bibitem Manually</text:p>
        </text:list-item>
      </text:list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6</text:p>
          </table:table-cell>
          <table:table-cell table:style-name="Table1.H1" office:value-type="string">
            <text:p text:style-name="P21">7</text:p>
          </table:table-cell>
        </table:table-row>
        <table:table-row>
          <table:table-cell table:style-name="Table1.A2" office:value-type="string">
            <text:p text:style-name="P8">Spell check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., <text:s/>Ref., <text:span text:style-name="T4">Sec. abbreviations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Grammar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ures caption <text:span text:style-name="T3">and Source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Plots should match with PA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Check 300 position for all plot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heck colors in fig cap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Figures in conten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Ref <text:span text:style-name="T5">and text </text:span>from PA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Capital/Small letters in Title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<text:span text:style-name="T5">D</text:span>ecimal points in axi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All figures legend : nj&gt;=2, nj&gt;=3, R3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Label 10 power : sequence check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text:span text:style-name="T6">C</text:span>aption spacing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R32 italic on plots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2">Intro and ending of each chap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3">Lumi for data, 8Tev for rest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2-06T13:11:40.971198186</dc:date>
    <meta:editing-duration>P3DT7H44M28S</meta:editing-duration>
    <meta:editing-cycles>31</meta:editing-cycles>
    <meta:generator>LibreOffice/5.1.6.2$Linux_X86_64 LibreOffice_project/10m0$Build-2</meta:generator>
    <meta:document-statistic meta:table-count="1" meta:image-count="0" meta:object-count="0" meta:page-count="2" meta:paragraph-count="37" meta:word-count="139" meta:character-count="775" meta:non-whitespace-character-count="679"/>
  </office:meta>
</office:document-meta>
</file>